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500000445F399E76B1CC8CCB0.png" manifest:media-type="image/png"/>
  <manifest:file-entry manifest:full-path="Pictures/10000001000003C500000445F030D7E0860233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x="-0.159cm" svg:y="-1.085cm" svg:width="17cm" svg:height="19.255cm" draw:z-index="1"><draw:image xlink:href="Pictures/10000001000003C500000445F030D7E08602336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171cm" svg:y="0.138cm" svg:width="17cm" svg:height="18.925cm" draw:z-index="0"><draw:image xlink:href="Pictures/10000001000003C500000445F399E76B1CC8CCB0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6:10:57.837848503</meta:creation-date>
    <dc:date>2026-03-10T16:13:24.250987675</dc:date>
    <meta:editing-duration>PT2M28S</meta:editing-duration>
    <meta:editing-cycles>1</meta:editing-cycles>
    <meta:document-statistic meta:table-count="0" meta:image-count="2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